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svg:stroke-width="0cm" draw:marker-start-width="0.305cm" draw:marker-end-width="0.305cm" draw:fill="none" draw:textarea-vertical-align="middle" draw:auto-grow-height="false" fo:min-height="0.749cm" fo:min-width="0.499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5.715cm" svg:x="3.442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635cm" svg:height="5.715cm" svg:x="7.252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35cm" svg:height="1.905cm" svg:x="5.347cm" svg:y="11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635cm" svg:height="2.54cm" svg:x="5.347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062cm" svg:y1="5.445cm" svg:x2="9.157cm" svg:y2="5.445cm">
          <text:p/>
        </draw:line>
        <draw:frame draw:style-name="gr4" draw:layer="layout" svg:width="4.278cm" svg:height="1.673cm" svg:x="11.229cm" svg:y="4.81cm">
          <draw:text-box>
            <text:p>crossover at</text:p>
            <text:p>position 1234</text:p>
          </draw:text-box>
        </draw:frame>
        <draw:frame draw:style-name="gr5" draw:layer="layout" svg:width="1.984cm" svg:height="1.597cm" svg:x="1.458cm" svg:y="3.54cm">
          <draw:text-box>
            <text:p>(0, 1)</text:p>
          </draw:text-box>
        </draw:frame>
        <draw:frame draw:style-name="gr6" draw:layer="layout" svg:width="1.984cm" svg:height="1.27cm" svg:x="5.268cm" svg:y="3.54cm">
          <draw:text-box>
            <text:p>(0, 2)</text:p>
          </draw:text-box>
        </draw:frame>
        <draw:frame draw:style-name="gr5" draw:layer="layout" svg:width="1.984cm" svg:height="1.597cm" svg:x="3.363cm" svg:y="11.795cm">
          <draw:text-box>
            <text:p>(0, 1)</text:p>
          </draw:text-box>
        </draw:frame>
        <draw:frame draw:style-name="gr6" draw:layer="layout" svg:width="3.042cm" svg:height="1.27cm" svg:x="2.172cm" svg:y="13.7cm">
          <draw:text-box>
            <text:p>(1234, 2)</text:p>
          </draw:text-box>
        </draw:frame>
        <draw:line draw:style-name="gr3" draw:text-style-name="P1" draw:layer="layout" svg:x1="11.062cm" svg:y1="7.985cm" svg:x2="9.157cm" svg:y2="7.985cm">
          <text:p/>
        </draw:line>
        <draw:frame draw:style-name="gr4" draw:layer="layout" svg:width="4.278cm" svg:height="1.673cm" svg:x="11.229cm" svg:y="7.35cm">
          <draw:text-box>
            <text:p>crossover at</text:p>
            <text:p>position 5678</text:p>
          </draw:text-box>
        </draw:frame>
        <draw:custom-shape draw:style-name="gr1" draw:text-style-name="P1" draw:layer="layout" svg:width="0.635cm" svg:height="1.27cm" svg:x="5.347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042cm" svg:height="1.27cm" svg:x="2.172cm" svg:y="16.24cm">
          <draw:text-box>
            <text:p>(5678, 1)</text:p>
          </draw:text-box>
        </draw:frame>
        <draw:custom-shape draw:style-name="gr7" draw:text-style-name="P1" draw:layer="layout" svg:width="1.27cm" svg:height="4.445cm" draw:transform="rotate (1.5707963267946) translate (3.442cm 11.16cm)">
          <text:p/>
          <draw:enhanced-geometry svg:viewBox="0 0 21600 21600" draw:glue-points="21600 0 0 10800 21600 21600" draw:text-areas="13800 ?f9 21600 ?f10" draw:type="left-brace" draw:modifiers="3060.21251475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7.415cm" svg:height="0.962cm" svg:x="10.525cm" svg:y="12.738cm">
          <draw:text-box>
            <text:p><text:span text:style-name="T1">DNABlock</text:span>: (position, id)</text:p>
          </draw:text-box>
        </draw:frame>
        <draw:frame draw:style-name="gr4" draw:layer="layout" svg:width="10.489cm" svg:height="0.962cm" svg:x="10.57cm" svg:y="15.278cm">
          <draw:text-box>
            <text:p><text:span text:style-name="T1">Chromosome</text:span>: array of DNABlocks</text:p>
          </draw:text-box>
        </draw:frame>
        <draw:frame draw:style-name="gr4" draw:layer="layout" svg:width="15.289cm" svg:height="0.962cm" svg:x="10.57cm" svg:y="14.008cm">
          <draw:text-box>
            <text:p><text:span text:style-name="T1">id</text:span>: encodes (population, individual, pair number, 0/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3T20:29:09</meta:creation-date>
    <dc:date>2010-02-23T21:06:17</dc:date>
    <meta:editing-duration>PT00H37M10S</meta:editing-duration>
    <meta:editing-cycles>10</meta:editing-cycles>
    <meta:generator>OpenOffice.org/3.0$Unix OpenOffice.org_project/300m15$Build-9379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